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4_1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1</text:p>
      <text:p text:style-name="P5">Number of Sheets<text:tab/><text:tab/><text:tab/><text:tab/>4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Josephus, Herodion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Front Cover]</text:p>
      <text:p text:style-name="P3">Post-Biblical/</text:p>
      <text:p text:style-name="P3">37/</text:p>
      <text:p text:style-name="P3"/>
      <text:p text:style-name="P2">[Page 1]</text:p>
      <text:p text:style-name="P2">Before we part altogether with Josephus, and <text:span text:style-name="T2">give</text:span><text:span text:style-name="T3"> direct/ our attention to the narrative of events drawn from later sources, some/ remarks are necessary. <text:s/>In the short post-biblical lectures,/ delivered here at intervals, </text:span><text:span text:style-name="T2">and</text:span><text:span text:style-name="T3"> principally for the instruction/ of the young in this congregation, the character of our,/ confessedly great, historian, has been </text:span><text:span text:style-name="T2">brought</text:span><text:span text:style-name="T3"> set to view in/ an unfavorable light. <text:s/>He was shown to have lacked/ patriotism, though he was not wanting in courage and/ military skill; to have cared more for his literary/ fame than for the honor of his unfortunate brethren./ <text:s/>Nevertheless, justice demands that the charge of apos-/-tasy against him should not go uncontradicted./ <text:s/></text:span><text:span text:style-name="T2">Some</text:span><text:span text:style-name="T3"> Early Christian writers have unwarrantably represented/ Josephus as a convert to the new religion, founding/ their arguments upon certain passages in his </text:span><text:span text:style-name="T2">books</text:span><text:span text:style-name="T3"> histories./ <text:s/>The most striking would be the most damaging, if/ it were genuine, but that it is forged, any reader/ who will stop to think, can easily discover./ <text:s/></text:span></text:p>
      <text:p text:style-name="P2"><text:span text:style-name="T3">In the 18th book of his "Jewish Antiquities," our histo-/-rian gives an account of oppressive measures, which/ made Pontus Pilate--the Roman proconsul in Judea--hateful to the Jews, and which caused political/</text:span></text:p>
      <text:p text:style-name="P2"><text:span text:style-name="T3"/></text:p>
      <text:p text:style-name="P2"><text:span text:style-name="T3">[Page 2]</text:span></text:p>
      <text:p text:style-name="P2"><text:span text:style-name="T3">disturbances. <text:s/>To this narrative there follows a para-/-graph of only four sentences concerning Jesus, </text:span><text:soft-page-break/><text:span text:style-name="T3">who is/ described as "a door of wonderful works," and as "having/ come back to life according to divine promises." <text:s/>Then im-/-mediately after </text:span><text:span text:style-name="T2">comes</text:span><text:span text:style-name="T3"> we are told a long story </text:span><text:span text:style-name="T2">of concerning</text:span><text:span text:style-name="T3"> touching a disgraceful act/ perpetrated in the temple of the Egyptian deity/ Anubis at Rome. <text:s/>Now: can any </text:span><text:span text:style-name="T2">one</text:span><text:span text:style-name="T3"> that is at all acquainted with the style/ of Josephus, believe that he, who habitually descants/ on even trifling occurrences, would have so quickly/ disposed of an incident, which he is credited to have/ interpreted as the advent of a prophetically predicted Messiah?/ <text:s/>Or </text:span><text:span text:style-name="T2">that he</text:span><text:span text:style-name="T3"> can it be credited that an historian devote to </text:span><text:span text:style-name="T2">it</text:span><text:span text:style-name="T3"> such an episode merely a few lines thrust/ between two narratives entirely disconnected with it?/ <text:s/>Clearly, that and </text:span><text:span text:style-name="T2">the</text:span><text:span text:style-name="T3"> like statements are interpolations made by/ Christians, who pretend that the destruction of the/ Temple and the consequent dispersion were punish-/-ments for having refused to worship a man-god. <text:s/>To/ be consistent in their pious fraud, the</text:span><text:span text:style-name="T2">y</text:span><text:span text:style-name="T3"> Nazarenes make Josephus,/ who has often denounced his own people, a convert/ to the newly born creed. <text:s/>But in all truth, if Jose-/-phus was </text:span><text:span text:style-name="T2">not</text:span><text:span text:style-name="T3"> disloyal to his country, he surely did/ not disown his religion./</text:span></text:p>
      <text:p text:style-name="P2"><text:span text:style-name="T3"/></text:p>
      <text:p text:style-name="P2"><text:span text:style-name="T3">[Page 3]</text:span></text:p>
      <text:p text:style-name="P2"><text:span text:style-name="T3">In one of his dissertations, added to the end of his history,/ he boasts of the undying attachment of Jews to their laws,/ despite all changes of fortune. <text:s/>Viewing </text:span><text:span text:style-name="T2">it</text:span><text:span text:style-name="T3"> the subject also/ in the light of self-interest--and who more egotistical than/ Josephus?--, the favorite of the Flavian family, whose/ name he took, would not have benefitted[sic!] by his apostasy./ <text:s/>For "the tribes of Christians," as he is supposed to have called/ the comparatively few followers of Jesus in his time, were severely persecuted at/ Rome. <text:s/>Their having kept aloof from their former/ coreligionists, during the seige[sic!] of Jerusalem did not/ ensure for them a kind treatment </text:span><text:span text:style-name="T2">on</text:span><text:span text:style-name="T3"> at the </text:span><text:span text:style-name="T2">part</text:span><text:span text:style-name="T3"> hands of the/ heathen conquerors. <text:s/>On the contrary, the veil of secresy[sic!]/ they </text:span><text:span text:style-name="T2">threw</text:span><text:span text:style-name="T3"> cast over their worship, excited suspicion, and exposed/ the devotees </text:span><text:span text:style-name="T2">to the rising belief</text:span><text:span text:style-name="T3"> of the rising Nazarene church to the ill will of a popu-/-lation, </text:span><text:span text:style-name="T2">who feared</text:span><text:span text:style-name="T3"> that fancied to see conspiracies everywhere, and whose demoralising/ polytheism rendered </text:span><text:span text:style-name="T2">them</text:span><text:span text:style-name="T3"> it fiercely cruel./</text:span></text:p>
      <text:p text:style-name="P2"><text:span text:style-name="T3">I have felt prompted to say all this, as a caution to the young of my/ faith, who either at schools or at home read histories/ which, instead of </text:span><text:span text:style-name="T2">filling them with</text:span><text:span text:style-name="T3"> arousing profound admira-/-tion for a heroic ancestry, inspire contempt for men/ whom inveterate prejudice calls deicides and infidels./</text:span></text:p>
      <text:p text:style-name="P2"><text:span text:style-name="T3"/></text:p>
      <text:p text:style-name="P2"><text:span text:style-name="T3">[Page 4]</text:span></text:p>
      <text:p text:style-name="P2"><text:span text:style-name="T3">For what is noble daringness in others, is obstinacy/ in the Jew, what is religious firmness in the followers/ of the man of Nazreth, is </text:span><text:span text:style-name="T2">incredulity</text:span><text:span text:style-name="T3"> disbelief in the adherents/ of the Unity. <text:s/>But verily if only the last episode handed down/ by Josephus had been penned, an unbiased posterity </text:span><text:span text:style-name="T2">must</text:span><text:span text:style-name="T3"> should/ have awarded to the Hebrews the palm for unequalled[sic!] bravery/ supported by unwavering belief. <text:s/>After the conquest by Titus three fortres-/-ses had </text:span><text:span text:style-name="T2">not</text:span><text:span text:style-name="T3"> yet </text:span><text:span text:style-name="T2">fallen into the hands of</text:span><text:span text:style-name="T3"> failed to be captured by the Roman/ legions. <text:s/>Heordion, Macharus and Masada. <text:s/>Incre-/-dible as it may </text:span><text:span text:style-name="T2">seem</text:span><text:span text:style-name="T3"> appear, </text:span><text:span text:style-name="T2">still</text:span><text:span text:style-name="T3"> notwithstanding the fall/ of Jerusalem and the overthrow of the Temple, a few/ thousands still remained up in arms in those strongholds./ <text:s/>Herodion not being in a position to offer a stout resistance,/ submitted to the sad fate and opened its gates to the/ enemy. <text:s/>Macharus, which was situated on a rugged/ </text:span><text:span text:style-name="T2">ro</text:span><text:span text:style-name="T3"> cliff, surrounded by by ravines of great length and/ depth, struggled hard for a time. <text:s/>After many attacks and repulses/ it was finally taken, through the imprudence of a too/ fearless youth, named Eleazar. <text:s/>He was always the first/ to throw the arrow at the adversary, and the last to/ </text:span><text:span text:style-name="T2">stop</text:span><text:span text:style-name="T3"> pause. <text:s/>Sometimes, he would check single-handed the/ advancing host, till he could safely beat a retreat./</text:span></text:p>
      <text:p text:style-name="P2"><text:span text:style-name="T3"/></text:p>
      <text:p text:style-name="P2"><text:span text:style-name="T3">[Page 5]</text:span></text:p>
      <text:p text:style-name="P2"><text:span text:style-name="T3">One day relying on his prowess, he ventured outside/ of the </text:span><text:span text:style-name="T2">walls</text:span><text:span text:style-name="T3"> gates. <text:s/>An Egyptian, serving in the Roman/ army, stealthily watched the daring youth. <text:s/>Being/ of a </text:span><text:span text:style-name="T2">clo</text:span><text:span text:style-name="T3"> colossal strength, he sprung upon the Jewish/ hero, and holding him tight as in a vice, bore him triumph-/-antly to the Roman camp. <text:s/>There he was stripped/ and unmercifully </text:span><text:span text:style-name="T2">whipped</text:span><text:span text:style-name="T3"> scourged. <text:s/>From the top of the walls,/ a cry of distress broke forth. <text:s/>The Jews saw their/ champion vilely treated. <text:s/>They saw a cross set up for/ having </text:span><text:soft-page-break/><text:span text:style-name="T3">him crucified, according to the barbarous usage/ of Rome. <text:s/>Unable to witness the ignominious/ death of the man who had formed their pride, they/ promised to surrender, if only Eleazar's life was/ spared. <text:s/>He was restored to his family and the gar-/-rison capitulated. <text:s/>But many among the inhabitants/ who tried to leave the city by night, evading the/ vigilance of the Roman sentinels, were caught and/ killed. <text:s/>Some were pursued into the woods, where/ they had sought a hiding place, but found death./ <text:s/></text:span><text:span text:style-name="T2">But The</text:span><text:span text:style-name="T3"> Masada still held firm, and there the last scene in that bloody drama was enact-/-ed. </text:span><text:span text:style-name="T2">at Masada <text:s/>The</text:span><text:span text:style-name="T3"> Its fortress seemed destined to baffle/</text:span></text:p>
      <text:p text:style-name="P2"><text:span text:style-name="T3"/></text:p>
      <text:p text:style-name="P2"><text:span text:style-name="T3">[Page 6]</text:span></text:p>
      <text:p text:style-name="P2"><text:span text:style-name="T3">any attempt to capture it. <text:s/>Not unlike/ Gamala, its steps and precipices made one giddy to look at/ them. <text:s/>Nothing but rocks and chasms met the/ eye. <text:s/>The city however rose </text:span><text:span text:style-name="T2">a on</text:span><text:span text:style-name="T3"> fairy-like upon a height. <text:s/>Picturesque it was and/ beautifully laid out. <text:s/>The soil though mountainous/ </text:span><text:span text:style-name="T2">was</text:span><text:span text:style-name="T3"> received a careful</text:span><text:span text:style-name="T2">ly</text:span><text:span text:style-name="T3"> cultivation, and it supplied provision/ in plenty. <text:s/>Masada had been originally built by/ Jonathan the Maccabean. <text:s/>In later years Herod I had/ bestowed on it vast means to render it impregnable/ and withal magnificent and fertile. <text:s/>When the/ Roman general Flavius Silva undertook to storm/ the stronghold, its commander was a certain Eleazar,/ a descendant of that Judah &amp; Galilee, who had pro-/-claimed it a crime to pay tributes to a foreign power./ <text:s/>He emboldened the people with resistance, and with/ a military genius deserving of a better success, kept/ the foe at bay, and made the battering rams im-/-potent. <text:s/>But the element, which had destroyed/ the capital and its sanctuary, conspired also against/ this band of heroes. <text:s/>The beseiged[sic!] had run up a double/ wall, the posterior of which was so ingeniously constructed that the more it/ was </text:span><text:span text:style-name="T2">battered</text:span><text:span text:style-name="T3"> beaten against the more solid it became./</text:span></text:p>
      <text:p text:style-name="P2"><text:span text:style-name="T3"/></text:p>
      <text:p text:style-name="P2"><text:span text:style-name="T3">[Page 7]</text:span></text:p>
      <text:p text:style-name="P2"><text:span text:style-name="T3">The Roman general perceiving the impossibility/ of gaining his point by war inquiry, ordered that fire brands be thrown/ upon the inner wall, </text:span><text:span text:style-name="T2">made</text:span><text:span text:style-name="T3"> which </text:span><text:span text:style-name="T2">was</text:span><text:span text:style-name="T3"> consisted of immense beams of/ timber </text:span><text:span text:style-name="T2">felled</text:span><text:span text:style-name="T3"> covered all over with earth. <text:s/>The wind which at/ first had blown into the face of the Romans and dis-/-concerted their plans, suddenly changed and the for-/-tress of Masada was delivered to the flames. <text:s/>The/ same night the commander assembled the defenders and/ spoke thus: "Since we long ago, my generous friends," re-/-solved never to be servants to the Romans, nor to any/ other than to God Himself, the time has now come that/ obliges us to put that resolution into practice." <text:s/>He then/ reminded his </text:span><text:span text:style-name="T2">hearers</text:span><text:span text:style-name="T3"> companions of the tenacity with which they had/ clung to their principle, and how they </text:span><text:span text:style-name="T2">were</text:span><text:span text:style-name="T3"> had to the very last </text:span><text:span text:style-name="T2">to</text:span><text:span text:style-name="T3">/ dealt </text:span><text:span text:style-name="T2">a</text:span><text:span text:style-name="T3"> blows at a despotic power, though with no/ avail, through a dispensation of Providence./ <text:s/>They should crown their </text:span><text:span text:style-name="T2">firmness</text:span><text:span text:style-name="T3"> steadfastness by a desperate but/ necessary deed. <text:s/>They should set</text:span><text:span text:style-name="T2">ting</text:span><text:span text:style-name="T3"> all their property on fire that it might not enrich the enemy, kill</text:span><text:span text:style-name="T2">ing</text:span><text:span text:style-name="T3">/ their wives that they might not be defiled by a loose/ </text:span><text:span text:style-name="T2">Roman</text:span><text:span text:style-name="T3"> soldiery, their children that they might not be/ sold at the market place as slaves, and then slay</text:span><text:span text:style-name="T2">ing</text:span><text:span text:style-name="T3">/ one another. <text:s/>As </text:span><text:span text:style-name="T2">he</text:span><text:span text:style-name="T3"> Eleazar noticed that at his proposition/</text:span></text:p>
      <text:p text:style-name="P2"><text:span text:style-name="T3"/></text:p>
      <text:p text:style-name="P2"><text:span text:style-name="T3">[Page 8]</text:span></text:p>
      <text:p text:style-name="P6">some<text:span text:style-name="T3"> strong men wept and looked yearningly towards </text:span>their wives<text:span text:style-name="T3"> those they loved most,/ </text:span>and children, Eleazar<text:span text:style-name="T3"> he portrayed in vivid touches </text:span>the<text:span text:style-name="T3"> a/ free existence in immortality, far to be preferred/ to a life of shame and abject bondage./</text:span></text:p>
      <text:p text:style-name="P6"><text:span text:style-name="T3">It is certainly incredible that </text:span>Eleazar<text:span text:style-name="T3"> the commander should have/ delivered at such a time, the lengthy and learned dis-/-course reported by Josephus, who was not present;/ but it is beyond doubt that the impassioned words/ of the chief struck a responsive chord. <text:s/>The men/ clasped to their hearts their wives and children,/ gave them the warmest kiss, then plunged the/ weapon into their breasts. <text:s/>Having chosen by/ lot ten of their number to act as executioners, they/ offered their necks to receive the fatal blow. <text:s/>Then/ nine of the ten fell by each other's hand, and the/ last setting fire to the palace and the most va-/-luable objects collected therein, drove the sword/ into his own body. <text:s/>Early in the morn-/-ing the </text:span><text:soft-page-break/><text:span text:style-name="T3">Romans scaled the walls--None resisted./ <text:s/>They entered the city--silence remained unbroken./ <text:s/>They met nothing, they heard </text:span>nothing<text:span text:style-name="T3"> not a sound, save the/</text:span></text:p>
      <text:p text:style-name="P6"><text:span text:style-name="T3"/></text:p>
      <text:p text:style-name="P6"><text:span text:style-name="T3">[Page 9]</text:span></text:p>
      <text:p text:style-name="P6"><text:span text:style-name="T3">crackling of the flames still burning. <text:s/>A/ shout went up as if to awaken those wrapped/ in deep sleep. <text:s/>The noise brought out two wo-/-men and five children. <text:s/>They had crept into a/ cave and escaped the voluntary slaughter./ <text:s/></text:span>Some<text:span text:style-name="T3"> One of the </text:span>women<text:span text:style-name="T3"> females, related the act of self-sacri-/-fice by which nine hundred and sixty had/ perished. <text:s/>The Romans refused to believe, but/ having partly extinguished the fire, and opened/ a way into the palace, they beheld the </text:span>closing<text:span text:style-name="T3"> tragic/ scene of a nation's political death. <text:s/>Who/ dares deny the Jew a freedom loving soul?/ <text:s/>Involuntary perhaps, Josephus pays a tribute/ to those unhappy votaries of liberty, </text:span>though when<text:span text:style-name="T3"> in the pages which/ </text:span>he wrote he<text:span text:style-name="T3"> very nearly close his narratives. <text:s/>But when he wrote to immortalize our </text:span>heros<text:span text:style-name="T3"> martyrs, he </text:span>was<text:span text:style-name="T3"> himself was enjoying ease at Rome. <text:s/>All/ lands in the country of his birth were ordered by/ the twin emperors </text:span>at Rome<text:span text:style-name="T3"> in the eternal city to be put up </text:span>for<text:span text:style-name="T3"> at/ </text:span>sale<text:span text:style-name="T3"> a public sale, but the favorite of Vespa-/sian and Titus was granted other and larger posses-/-sions. <text:s/>His coreligionists were condemned to pay/ for the rebuilding of the temple of Jupiter Capitolnius,/ which had been also devoured by the flames, the/</text:span></text:p>
      <text:p text:style-name="P6"><text:span text:style-name="T3"/></text:p>
      <text:p text:style-name="P6"><text:span text:style-name="T3">[Page 10]</text:span></text:p>
      <text:p text:style-name="P6"><text:span text:style-name="T3">same tax which they had given for the support of/ the temple at Jerusalem, but Josephus was exempt/ from all taxation, was declared a Roman citizen,/ and received a yearly stipend. <text:s/>Having/ married a third time, after having divorced his two for-/-mer wives, he settled under the aegis of the empire,/ with his three remaining sons, among a people that/ </text:span>was not<text:span text:style-name="T3"> had destroyed his own people. <text:s/>The boast he makes in/ his autobiography does not raise him in our/ estimation as an impartial historian. <text:s/>That/ his writings bore the mark of </text:span>an<text:span text:style-name="T3"> imperial appro-/-bation is not a recommendation to his outraged/ </text:span>people<text:span text:style-name="T3"> brethren; that what he said of the Jews and their/ wars, pleased Agrippa II is rather a cause of/ displeasure ot us, who know how degenerate/ was that would Jewish king, </text:span>of the Jews,<text:span text:style-name="T3"> and how he and/ his sister Berenice have forfeited for ever the/ respect of posterity. <text:s/>Nevertheless, </text:span>the lovers<text:span text:style-name="T3"> the </text:span>authors<text:span text:style-name="T3">/ student of history does miss the well connected and elegantly penned narratives of Josephus,/ when obliged to search into a variety of works for/ an account of events subsequent to the conquest of Titus./</text:span></text:p>
      <text:p text:style-name="P6"><text:span text:style-name="T3"/></text:p>
      <text:p text:style-name="P6"><text:span text:style-name="T3">[Page 11]</text:span></text:p>
      <text:p text:style-name="P6"><text:span text:style-name="T3"><text:tab/>To scholars who have labored unweariedly to/ enlighten us on that important subject, Hebrews/ are greatly beholden. <text:s/>To German Israelites of the/ present age, who have excelled in that branch of/ literature, as in many other departments of human/ knowledge, all honor is due. <text:s/>To them thanks must </text:span>their<text:span text:style-name="T3"> be/ </text:span>coreligionists<text:span text:style-name="T3"> rendered </text:span>thanks<text:span text:style-name="T3"> by their coreligionists who/ are eager to learn the stirring vicissitudes which/ befell Israel in the days that have gone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0T14:29:46.70</meta:creation-date>
    <meta:document-statistic meta:table-count="0" meta:image-count="0" meta:object-count="0" meta:page-count="5" meta:paragraph-count="88" meta:word-count="2309" meta:character-count="14200"/>
    <dc:date>2012-12-20T15:52:42.95</dc:date>
    <meta:editing-duration>PT9S</meta:editing-duration>
    <meta:editing-cycles>1</meta:editing-cycles>
    <meta:generator>OpenOffice.org/3.4.1$Win32 OpenOffice.org_project/341m1$Build-9593</meta:generator>
  </office:meta>
</office:document-meta>
</file>